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7.5594in" svg:y="0.1303in">
            <draw:object draw:notify-on-update-of-ranges="Sheet1.A1:Sheet1.A6 Sheet1.B1:Sheet1.B6 Sheet1.D1:Sheet1.D6 Sheet1.B1:Sheet1.B6 Sheet1.G1:Sheet1.G6 Sheet1.B1:Sheet1.B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3972in" svg:y="3.1315in">
            <draw:object draw:notify-on-update-of-ranges="Sheet1.A9:Sheet1.A14 Sheet1.B9:Sheet1.B14 Sheet1.D9:Sheet1.D14 Sheet1.B9:Sheet1.B14 Sheet1.G9:Sheet1.G14 Sheet1.B9:Sheet1.B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1" calcext:value-type="float">
            <text:p>0.00000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000002" calcext:value-type="float">
            <text:p>0.0000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0.00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0015" calcext:value-type="float">
            <text:p>0.00001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002" calcext:value-type="float">
            <text:p>0.0000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0009" calcext:value-type="float">
            <text:p>0.0000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00206" calcext:value-type="float">
            <text:p>0.000206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.000263" calcext:value-type="float">
            <text:p>0.000263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.000241" calcext:value-type="float">
            <text:p>0.00024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002732" calcext:value-type="float">
            <text:p>0.002732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0.002684" calcext:value-type="float">
            <text:p>0.002684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0.00265" calcext:value-type="float">
            <text:p>0.00265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031126" calcext:value-type="float">
            <text:p>0.031126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float" office:value="0.169058" calcext:value-type="float">
            <text:p>0.169058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float" office:value="0.168833" calcext:value-type="float">
            <text:p>0.168833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table:number-columns-repeated="2"/>
          <table:table-cell office:value-type="string" calcext:value-type="string">
            <text:p>QUICK</text:p>
          </table:table-cell>
          <table:table-cell table:number-columns-repeated="2"/>
          <table:table-cell office:value-type="string" calcext:value-type="string">
            <text:p>quick left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2" calcext:value-type="float">
            <text:p>0.0000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000002" calcext:value-type="float">
            <text:p>0.0000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0013" calcext:value-type="float">
            <text:p>0.00001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0008" calcext:value-type="float">
            <text:p>0.0000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0036" calcext:value-type="float">
            <text:p>0.0000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0019" calcext:value-type="float">
            <text:p>0.00019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.000153" calcext:value-type="float">
            <text:p>0.000153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.002382" calcext:value-type="float">
            <text:p>0.00238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002253" calcext:value-type="float">
            <text:p>0.002253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0.004233" calcext:value-type="float">
            <text:p>0.004233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0.129324" calcext:value-type="float">
            <text:p>0.12932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028689" calcext:value-type="float">
            <text:p>0.028689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float" office:value="0.36203" calcext:value-type="float">
            <text:p>0.36203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float" office:value="13.4005" calcext:value-type="float">
            <text:p>13.4005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ZL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9T00:37:57.515471776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47cm" svg:y="0.316cm" chart:style-name="ch2">
          <text:p>Dane losowe</text:p>
        </chart:title>
        <chart:legend chart:legend-position="bottom" svg:x="3.904cm" svg:y="8.217cm" style:legend-expansion="wide" chart:style-name="ch3"/>
        <chart:plot-area chart:style-name="ch4" table:cell-range-address="Sheet1.A1:Sheet1.B6 Sheet1.D1:Sheet1.D6 Sheet1.G1:Sheet1.G6" chart:data-source-has-labels="row" svg:x="1.331cm" svg:y="1.301cm" svg:width="14.349cm" svg:height="5.755cm">
          <chartooo:coordinate-region svg:x="2.243cm" svg:y="1.5cm" svg:width="12.88cm" svg:height="4.909cm"/>
          <chart:axis chart:dimension="x" chart:name="primary-x" chart:style-name="ch5">
            <chart:title svg:x="7.548cm" svg:y="7.236cm" chart:style-name="ch6">
              <text:p>Ilość danych</text:p>
            </chart:title>
          </chart:axis>
          <chart:axis chart:dimension="y" chart:name="primary-y" chart:style-name="ch7">
            <chart:title svg:x="0.451cm" svg:y="5.638cm" chart:style-name="ch8">
              <text:p>Czas sortowania [s]</text:p>
            </chart:title>
            <chart:grid chart:style-name="ch9" chart:class="major"/>
          </chart:axis>
          <chart:series chart:style-name="ch10" chart:values-cell-range-address="Sheet1.A1:Sheet1.A6" chart:label-cell-address="heapsort" chart:class="chart:scatter">
            <chart:domain table:cell-range-address="Sheet1.B1:Sheet1.B6"/>
            <chart:data-point chart:repeated="6"/>
          </chart:series>
          <chart:series chart:style-name="ch11" chart:values-cell-range-address="Sheet1.D1:Sheet1.D6" chart:label-cell-address="quicksort" chart:class="chart:scatter">
            <chart:data-point chart:repeated="6"/>
          </chart:series>
          <chart:series chart:style-name="ch12" chart:values-cell-range-address="Sheet1.G1:Sheet1.G6" chart:label-cell-address="quicksort_left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eapsort</text:p>
              </table:table-cell>
              <table:table-cell office:value-type="string">
                <text:p>quicksort</text:p>
              </table:table-cell>
              <table:table-cell office:value-type="string">
                <text:p>quicksort_lef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:Sheet1.B6</svg:desc>
                </draw:g>
              </table:table-cell>
              <table:table-cell office:value-type="float" office:value="0.000001">
                <text:p>0.000001</text:p>
                <draw:g>
                  <svg:desc>Sheet1.A1:Sheet1.A6</svg:desc>
                </draw:g>
              </table:table-cell>
              <table:table-cell office:value-type="float" office:value="0.000001">
                <text:p>0.000001</text:p>
                <draw:g>
                  <svg:desc>Sheet1.D1:Sheet1.D6</svg:desc>
                </draw:g>
              </table:table-cell>
              <table:table-cell office:value-type="float" office:value="0.000001">
                <text:p>0.000001</text:p>
                <draw:g>
                  <svg:desc>Sheet1.G1:Sheet1.G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00206">
                <text:p>0.000206</text:p>
              </table:table-cell>
              <table:table-cell office:value-type="float" office:value="0.000263">
                <text:p>0.000263</text:p>
              </table:table-cell>
              <table:table-cell office:value-type="float" office:value="0.000241">
                <text:p>0.0002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002732">
                <text:p>0.002732</text:p>
              </table:table-cell>
              <table:table-cell office:value-type="float" office:value="0.002684">
                <text:p>0.002684</text:p>
              </table:table-cell>
              <table:table-cell office:value-type="float" office:value="0.00265">
                <text:p>0.00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0.031126">
                <text:p>0.031126</text:p>
              </table:table-cell>
              <table:table-cell office:value-type="float" office:value="0.169058">
                <text:p>0.169058</text:p>
              </table:table-cell>
              <table:table-cell office:value-type="float" office:value="0.168833">
                <text:p>0.1688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4cm" svg:y="0.316cm" chart:style-name="ch2">
          <text:p>Dane pesymistyczne</text:p>
        </chart:title>
        <chart:legend chart:legend-position="bottom" svg:x="3.904cm" svg:y="8.217cm" style:legend-expansion="wide" chart:style-name="ch3"/>
        <chart:plot-area chart:style-name="ch4" table:cell-range-address="Sheet1.A9:Sheet1.B14 Sheet1.D9:Sheet1.D14 Sheet1.G9:Sheet1.G14" chart:data-source-has-labels="row" svg:x="1.331cm" svg:y="1.301cm" svg:width="14.349cm" svg:height="5.755cm">
          <chartooo:coordinate-region svg:x="1.952cm" svg:y="1.5cm" svg:width="13.171cm" svg:height="4.909cm"/>
          <chart:axis chart:dimension="x" chart:name="primary-x" chart:style-name="ch5">
            <chart:title svg:x="7.548cm" svg:y="7.236cm" chart:style-name="ch6">
              <text:p>Ilość danych</text:p>
            </chart:title>
          </chart:axis>
          <chart:axis chart:dimension="x" chart:name="secondary-x" chart:style-name="ch7"/>
          <chart:axis chart:dimension="y" chart:name="primary-y" chart:style-name="ch8">
            <chart:title svg:x="0.451cm" svg:y="5.638cm" chart:style-name="ch9">
              <text:p>Czas sortowania [s]</text:p>
            </chart:title>
            <chart:grid chart:style-name="ch10" chart:class="major"/>
          </chart:axis>
          <chart:series chart:style-name="ch11" chart:values-cell-range-address="Sheet1.A9:Sheet1.A14" chart:label-cell-address="heapsort" chart:class="chart:scatter">
            <chart:domain table:cell-range-address="Sheet1.B9:Sheet1.B14"/>
            <chart:data-point chart:repeated="6"/>
          </chart:series>
          <chart:series chart:style-name="ch12" chart:values-cell-range-address="Sheet1.D9:Sheet1.D14" chart:label-cell-address="quicksort" chart:class="chart:scatter">
            <chart:data-point chart:repeated="6"/>
          </chart:series>
          <chart:series chart:style-name="ch13" chart:values-cell-range-address="Sheet1.G9:Sheet1.G14" chart:label-cell-address="quicksort_left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eapsort</text:p>
              </table:table-cell>
              <table:table-cell office:value-type="string">
                <text:p>quicksort</text:p>
              </table:table-cell>
              <table:table-cell office:value-type="string">
                <text:p>quicksort_lef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9:Sheet1.B14</svg:desc>
                </draw:g>
              </table:table-cell>
              <table:table-cell office:value-type="float" office:value="0">
                <text:p>0</text:p>
                <draw:g>
                  <svg:desc>Sheet1.A9:Sheet1.A14</svg:desc>
                </draw:g>
              </table:table-cell>
              <table:table-cell office:value-type="float" office:value="0.000001">
                <text:p>0.000001</text:p>
                <draw:g>
                  <svg:desc>Sheet1.D9:Sheet1.D14</svg:desc>
                </draw:g>
              </table:table-cell>
              <table:table-cell office:value-type="float" office:value="0.000001">
                <text:p>0.000001</text:p>
                <draw:g>
                  <svg:desc>Sheet1.G9:Sheet1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36">
                <text:p>0.0000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0019">
                <text:p>0.00019</text:p>
              </table:table-cell>
              <table:table-cell office:value-type="float" office:value="0.000153">
                <text:p>0.000153</text:p>
              </table:table-cell>
              <table:table-cell office:value-type="float" office:value="0.002382">
                <text:p>0.002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002253">
                <text:p>0.002253</text:p>
              </table:table-cell>
              <table:table-cell office:value-type="float" office:value="0.004233">
                <text:p>0.004233</text:p>
              </table:table-cell>
              <table:table-cell office:value-type="float" office:value="0.129324">
                <text:p>0.1293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0.028689">
                <text:p>0.028689</text:p>
              </table:table-cell>
              <table:table-cell office:value-type="float" office:value="0.36203">
                <text:p>0.36203</text:p>
              </table:table-cell>
              <table:table-cell office:value-type="float" office:value="13.4005">
                <text:p>13.40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